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53d2b" officeooo:paragraph-rsid="00053d2b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officeooo:rsid="00053d2b" officeooo:paragraph-rsid="00053d2b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PROJET CONCEPTION AGILE – SESSION DE RATTRAPAGE</text:p>
      <text:p text:style-name="P1"/>
      <text:p text:style-name="P1"><text:span text:style-name="T4">Projet : </text:span><text:span text:style-name="T3">J-Biblio</text:span></text:p>
      <text:p text:style-name="P1"/>
      <text:p text:style-name="P1">En reprenant les codes existants, j’ai utilise les technologies suivantes:</text:p>
      <text:p text:style-name="P1"/>
      <text:p text:style-name="P1"><text:tab/>- Maven</text:p>
      <text:p text:style-name="P1"/>
      <text:p text:style-name="P1"><text:tab/>- Servlets</text:p>
      <text:p text:style-name="P1"/>
      <text:p text:style-name="P1"><text:tab/>- Beans</text:p>
      <text:p text:style-name="P1"/>
      <text:p text:style-name="P1">pour implementer les fonctionnalites suivantes:</text:p>
      <text:p text:style-name="P1"/>
      <text:p text:style-name="P1"><text:tab/>- SetDB1</text:p>
      <text:p text:style-name="P1"/>
      <text:p text:style-name="P1"><text:tab/>- SetDBVa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21:11.557779827</meta:creation-date>
    <dc:date>2018-08-31T22:29:29.933316594</dc:date>
    <meta:editing-duration>PT8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5" meta:character-count="240" meta:non-whitespace-character-count="208"/>
  </office:meta>
</office:document-meta>
</file>